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2.7346in"/>
    </style:style>
    <style:style style:name="co3" style:family="table-column">
      <style:table-column-properties fo:break-before="auto" style:column-width="2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authSys</text:p>
          </table:table-cell>
          <table:table-cell table:style-name="ce1" office:value-type="string" calcext:value-type="string">
            <text:p>authGold</text:p>
          </table:table-cell>
          <table:table-cell table:style-name="ce1" office:value-type="string" calcext:value-type="string">
            <text:p>authMatch</text:p>
          </table:table-cell>
          <table:table-cell table:style-name="ce1" office:value-type="string" calcext:value-type="string">
            <text:p>centSys</text:p>
          </table:table-cell>
          <table:table-cell table:style-name="ce1" office:value-type="string" calcext:value-type="string">
            <text:p>centGold</text:p>
          </table:table-cell>
          <table:table-cell table:style-name="ce1" office:value-type="string" calcext:value-type="string">
            <text:p>centMatch</text:p>
          </table:table-cell>
          <table:table-cell table:style-name="ce1" office:value-type="string" calcext:value-type="string">
            <text:p>centDiff</text:p>
          </table:table-cell>
          <table:table-cell table:style-name="ce1" office:value-type="string" calcext:value-type="string">
            <text:p>model</text:p>
          </table:table-cell>
          <table:table-cell office:value-type="string" calcext:value-type="string">
            <text:p>continuation</text:p>
          </table:table-cell>
        </table:table-row>
        <table:table-row table:style-name="ro1" table:visibility="filter">
          <table:table-cell office:value-type="string" calcext:value-type="string">
            <text:p>0001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mistral-small.json</text:p>
          </table:table-cell>
          <table:table-cell office:value-type="string" calcext:value-type="string">
            <text:p>Quevedo, Francisco de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>
          <table:table-cell office:value-type="string" calcext:value-type="string">
            <text:p>0006_mistral-small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office:value-type="string" calcext:value-type="string">
            <text:p>starts ok and then changes</text:p>
          </table:table-cell>
        </table:table-row>
        <table:table-row table:style-name="ro1" table:visibility="filter">
          <table:table-cell office:value-type="string" calcext:value-type="string">
            <text:p>0007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mistral-small.json</text:p>
          </table:table-cell>
          <table:table-cell office:value-type="string" calcext:value-type="string">
            <text:p>José María Munoz Lebrij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mistral-small.json</text:p>
          </table:table-cell>
          <table:table-cell office:value-type="string" calcext:value-type="string">
            <text:p>Guillermo Carbrera-Súsler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mistral-small.json</text:p>
          </table:table-cell>
          <table:table-cell office:value-type="string" calcext:value-type="string">
            <text:p>Melchor de Palau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mistral-small.json</text:p>
          </table:table-cell>
          <table:table-cell office:value-type="string" calcext:value-type="string">
            <text:p>Gabriel de Yepe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mistral-small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mistral-small.json</text:p>
          </table:table-cell>
          <table:table-cell office:value-type="string" calcext:value-type="string">
            <text:p>Quino (apellido real: José Hernández)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mistral-small.json</text:p>
          </table:table-cell>
          <table:table-cell office:value-type="string" calcext:value-type="string">
            <text:p>Vicente Antonio García de la Huert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mistral-small.json</text:p>
          </table:table-cell>
          <table:table-cell office:value-type="string" calcext:value-type="string">
            <text:p>Pedro de Escobar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mistral-small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mistral-small.json</text:p>
          </table:table-cell>
          <table:table-cell office:value-type="string" calcext:value-type="string">
            <text:p>Diego Heredi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mistral-small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mistral-small.json</text:p>
          </table:table-cell>
          <table:table-cell office:value-type="string" calcext:value-type="string">
            <text:p>José de Dieg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mistral-small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mistral-small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mistral-small.json</text:p>
          </table:table-cell>
          <table:table-cell office:value-type="string" calcext:value-type="string">
            <text:p>Fray Manuel de Sumay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mistral-small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mistral-small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>
          <table:table-cell office:value-type="string" calcext:value-type="string">
            <text:p>0050_mistral-small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5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mistral-small.json</text:p>
          </table:table-cell>
          <table:table-cell office:value-type="string" calcext:value-type="string">
            <text:p>Gabriel Márquez de la Pl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mistral-small.json</text:p>
          </table:table-cell>
          <table:table-cell office:value-type="string" calcext:value-type="string">
            <text:p>Gabriel María José de Guzmán y Spínola, conde de Teba y marqués de Squilach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mistral-small.json</text:p>
          </table:table-cell>
          <table:table-cell office:value-type="string" calcext:value-type="string">
            <text:p>Luciano de Samos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mistral-small.json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mistral-small.json</text:p>
          </table:table-cell>
          <table:table-cell office:value-type="string" calcext:value-type="string">
            <text:p>Fray Diego de Saavedra Fajar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mistral-small.json</text:p>
          </table:table-cell>
          <table:table-cell office:value-type="string" calcext:value-type="string">
            <text:p>Rafael Medina Villalpan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mistral-small.json</text:p>
          </table:table-cell>
          <table:table-cell office:value-type="string" calcext:value-type="string">
            <text:p>Félix María Samani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mistral-small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mistral-small.json</text:p>
          </table:table-cell>
          <table:table-cell office:value-type="string" calcext:value-type="string">
            <text:p>José de la Cru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mistral-small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mistral-small.json</text:p>
          </table:table-cell>
          <table:table-cell office:value-type="string" calcext:value-type="string">
            <text:p>Francisco Imperial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mistral-small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mistral-small.json</text:p>
          </table:table-cell>
          <table:table-cell office:value-type="string" calcext:value-type="string">
            <text:p>Diego García de Paredes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mistral-small.json</text:p>
          </table:table-cell>
          <table:table-cell office:value-type="string" calcext:value-type="string">
            <text:p>Rafael de Campalans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mistral-small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mistral-large-latest.json</text:p>
          </table:table-cell>
          <table:table-cell office:value-type="string" calcext:value-type="string">
            <text:p>Tomás Moral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mistral-large-latest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mistral-large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>
          <table:table-cell office:value-type="string" calcext:value-type="string">
            <text:p>0006_mistral-large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office:value-type="string" calcext:value-type="string">
            <text:p>no and not even close to author style</text:p>
          </table:table-cell>
        </table:table-row>
        <table:table-row table:style-name="ro1" table:visibility="filter">
          <table:table-cell office:value-type="string" calcext:value-type="string">
            <text:p>0007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mistral-large-latest.json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mistral-large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mistral-large-latest.json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mistral-large-latest.json</text:p>
          </table:table-cell>
          <table:table-cell office:value-type="string" calcext:value-type="string">
            <text:p>José Hernández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mistral-large-latest.json</text:p>
          </table:table-cell>
          <table:table-cell office:value-type="string" calcext:value-type="string">
            <text:p>Tomás Villarroel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mistral-large-latest.json</text:p>
          </table:table-cell>
          <table:table-cell office:value-type="string" calcext:value-type="string">
            <text:p>Tomás Navarro Tomás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mistral-large-latest.json</text:p>
          </table:table-cell>
          <table:table-cell office:value-type="string" calcext:value-type="string">
            <text:p>Tomás Segovi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mistral-large-lates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mistral-large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mistral-large-latest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mistral-large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mistral-large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mistral-large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mistral-large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mistral-large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>
          <table:table-cell office:value-type="string" calcext:value-type="string">
            <text:p>0050_mistral-large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office:value-type="string" calcext:value-type="string">
            <text:p>no and says can’t</text:p>
          </table:table-cell>
        </table:table-row>
        <table:table-row table:style-name="ro1" table:visibility="filter">
          <table:table-cell office:value-type="string" calcext:value-type="string">
            <text:p>0051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mistral-large-latest.json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mistral-large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mistral-large-latest.json</text:p>
          </table:table-cell>
          <table:table-cell office:value-type="string" calcext:value-type="string">
            <text:p>Tomás Morales Castel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mistral-large-latest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mistral-large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mistral-large-lates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mistral-large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mistral-large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mistral-large-latest.json</text:p>
          </table:table-cell>
          <table:table-cell office:value-type="string" calcext:value-type="string">
            <text:p>José Emilio Pachec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mistral-large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claude-3-5-haiku-latest.json</text:p>
          </table:table-cell>
          <table:table-cell office:value-type="string" calcext:value-type="string">
            <text:p>Enrique Banch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claude-3-5-haiku-latest.json</text:p>
          </table:table-cell>
          <table:table-cell office:value-type="string" calcext:value-type="string">
            <text:p>Rodrigo de Mendoz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claude-3-5-haiku-latest.json</text:p>
          </table:table-cell>
          <table:table-cell office:value-type="string" calcext:value-type="string">
            <text:p>Gabriel Ares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claude-3-5-haiku-latest.json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>
          <table:table-cell office:value-type="string" calcext:value-type="string">
            <text:p>0006_claude-3-5-haiku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office:value-type="string" calcext:value-type="string">
            <text:p>starts ok and then changes</text:p>
          </table:table-cell>
        </table:table-row>
        <table:table-row table:style-name="ro1" table:visibility="filter">
          <table:table-cell office:value-type="string" calcext:value-type="string">
            <text:p>0007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claude-3-5-haiku-lates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claude-3-5-haiku-latest.json</text:p>
          </table:table-cell>
          <table:table-cell office:value-type="string" calcext:value-type="string">
            <text:p>César Vallej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claude-3-5-haiku-latest.json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claude-3-5-haiku-latest.json</text:p>
          </table:table-cell>
          <table:table-cell office:value-type="string" calcext:value-type="string">
            <text:p>Autor 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claude-3-5-haiku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claude-3-5-haiku-latest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claude-3-5-haiku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claude-3-5-haiku-lates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claude-3-5-haiku-latest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claude-3-5-haiku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claude-3-5-haiku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claude-3-5-haiku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claude-3-5-haiku-latest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claude-3-5-haiku-latest.json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>
          <table:table-cell office:value-type="string" calcext:value-type="string">
            <text:p>0049_claude-3-5-haiku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office:value-type="string" calcext:value-type="string">
            <text:p>starts ok and then changes</text:p>
          </table:table-cell>
        </table:table-row>
        <table:table-row table:style-name="ro1" table:visibility="filter">
          <table:table-cell office:value-type="string" calcext:value-type="string">
            <text:p>0050_claude-3-5-haiku-lates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claude-3-5-haiku-lates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claude-3-5-haiku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claude-3-5-haiku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claude-3-5-haiku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claude-3-5-haiku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claude-3-5-haiku-latest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claude-3-5-haiku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claude-3-5-sonnet-latest.json</text:p>
          </table:table-cell>
          <table:table-cell office:value-type="string" calcext:value-type="string">
            <text:p>Carlos Arturo Torr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claude-3-5-sonnet-lates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claude-3-5-sonnet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claude-3-5-sonnet-latest.json</text:p>
          </table:table-cell>
          <table:table-cell office:value-type="string" calcext:value-type="string">
            <text:p>Rafael Pomb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06_claude-3-5-sonnet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most lines ok</text:p>
          </table:table-cell>
        </table:table-row>
        <table:table-row table:style-name="ro1" table:visibility="filter">
          <table:table-cell office:value-type="string" calcext:value-type="string">
            <text:p>0007_claude-3-5-sonnet-latest.json</text:p>
          </table:table-cell>
          <table:table-cell office:value-type="string" calcext:value-type="string">
            <text:p>Félix 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claude-3-5-sonnet-latest.json</text:p>
          </table:table-cell>
          <table:table-cell office:value-type="string" calcext:value-type="string">
            <text:p>Francisco Javier Irazok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claude-3-5-sonnet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claude-3-5-sonnet-latest.json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claude-3-5-sonnet-latest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claude-3-5-sonnet-latest.json</text:p>
          </table:table-cell>
          <table:table-cell office:value-type="string" calcext:value-type="string">
            <text:p>Antonio Aparisi y Guijarr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claude-3-5-sonnet-latest.json</text:p>
          </table:table-cell>
          <table:table-cell office:value-type="string" calcext:value-type="string">
            <text:p>Pedro Antonio de Alarcó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claude-3-5-sonnet-latest.json</text:p>
          </table:table-cell>
          <table:table-cell office:value-type="string" calcext:value-type="string">
            <text:p>Juan Martínez Villerga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16_claude-3-5-sonnet-latest.json</text:p>
          </table:table-cell>
          <table:table-cell table:number-columns-repeated="2"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17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claude-3-5-sonnet-latest.json</text:p>
          </table:table-cell>
          <table:table-cell office:value-type="string" calcext:value-type="string">
            <text:p>José Iglesias de la Cas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2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22_claude-3-5-sonnet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claude-3-5-sonnet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claude-3-5-sonnet-latest.json</text:p>
          </table:table-cell>
          <table:table-cell office:value-type="string" calcext:value-type="string">
            <text:p>Eduardo Benot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claude-3-5-sonnet-latest.json</text:p>
          </table:table-cell>
          <table:table-cell office:value-type="string" calcext:value-type="string">
            <text:p>Carlos Murcian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claude-3-5-sonnet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claude-3-5-sonnet-latest.json</text:p>
          </table:table-cell>
          <table:table-cell office:value-type="string" calcext:value-type="string">
            <text:p>Vicente Riva Palaci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claude-3-5-sonnet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30_claude-3-5-sonnet-latest.json</text:p>
          </table:table-cell>
          <table:table-cell table:number-columns-repeated="2" office:value-type="string" calcext:value-type="string">
            <text:p>Juan Meléndez Vald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31_claude-3-5-sonnet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claude-3-5-sonnet-latest.json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claude-3-5-sonnet-latest.json</text:p>
          </table:table-cell>
          <table:table-cell office:value-type="string" calcext:value-type="string">
            <text:p>Leonor de la Cueva y Silv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claude-3-5-sonnet-latest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claude-3-5-sonnet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claude-3-5-sonnet-latest.json</text:p>
          </table:table-cell>
          <table:table-cell office:value-type="string" calcext:value-type="string">
            <text:p>Juana Borrer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claude-3-5-sonnet-lates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claude-3-5-sonnet-lates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claude-3-5-sonnet-latest.json</text:p>
          </table:table-cell>
          <table:table-cell office:value-type="string" calcext:value-type="string">
            <text:p>José María Rivas Groot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claude-3-5-sonnet-lates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44_claude-3-5-sonnet-latest.json</text:p>
          </table:table-cell>
          <table:table-cell table:number-columns-repeated="2" office:value-type="string" calcext:value-type="string">
            <text:p>Manuel José Oth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45_claude-3-5-sonnet-latest.json</text:p>
          </table:table-cell>
          <table:table-cell office:value-type="string" calcext:value-type="string">
            <text:p>Ricardo Gil y Zárat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claude-3-5-sonnet-latest.json</text:p>
          </table:table-cell>
          <table:table-cell office:value-type="string" calcext:value-type="string">
            <text:p>Antonio Fernández Gril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claude-3-5-sonnet-latest.json</text:p>
          </table:table-cell>
          <table:table-cell office:value-type="string" calcext:value-type="string">
            <text:p>José María Heredia y Heredi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49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050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51_claude-3-5-sonnet-latest.json</text:p>
          </table:table-cell>
          <table:table-cell office:value-type="string" calcext:value-type="string">
            <text:p>Miguel Agustín Príncip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5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53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claude-3-5-sonnet-latest.json</text:p>
          </table:table-cell>
          <table:table-cell office:value-type="string" calcext:value-type="string">
            <text:p>Antonio Ros de O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56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57_claude-3-5-sonnet-latest.json</text:p>
          </table:table-cell>
          <table:table-cell office:value-type="string" calcext:value-type="string">
            <text:p>José González de Teja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5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059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60_claude-3-5-sonnet-latest.json</text:p>
          </table:table-cell>
          <table:table-cell office:value-type="string" calcext:value-type="string">
            <text:p>Rosario de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6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06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6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64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65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claude-3-5-sonnet-lates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>
          <table:table-cell office:value-type="string" calcext:value-type="string">
            <text:p>006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69_claude-3-5-sonnet-latest.json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claude-3-5-sonnet-latest.json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claude-3-5-sonnet-lates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claude-3-5-sonnet-latest.json</text:p>
          </table:table-cell>
          <table:table-cell office:value-type="string" calcext:value-type="string">
            <text:p>Fernando Marama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claude-3-5-sonnet-latest.json</text:p>
          </table:table-cell>
          <table:table-cell office:value-type="string" calcext:value-type="string">
            <text:p>Felipe Pardo y Alia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claude-3-5-sonnet-latest.json</text:p>
          </table:table-cell>
          <table:table-cell office:value-type="string" calcext:value-type="string">
            <text:p>José Gautier Benít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claude-3-5-sonnet-latest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claude-3-5-sonnet-latest.json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claude-3-5-sonnet-latest.json</text:p>
          </table:table-cell>
          <table:table-cell office:value-type="string" calcext:value-type="string">
            <text:p>Alberto Lista y Aragón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claude-3-5-sonnet-latest.json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claude-3-5-sonnet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claude-3-5-sonnet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claude-3-5-sonnet-latest.json</text:p>
          </table:table-cell>
          <table:table-cell office:value-type="string" calcext:value-type="string">
            <text:p>Miguel Antonio Car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claude-3-5-sonnet-lates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claude-3-5-sonnet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claude-3-5-sonnet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deepseek-chat.json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deepseek-cha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deepseek-cha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>
          <table:table-cell office:value-type="string" calcext:value-type="string">
            <text:p>0006_deepseek-cha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deepseek-cha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deepseek-cha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deepseek-chat.json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deepseek-cha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deepseek-cha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deepseek-cha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deepseek-cha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deepseek-cha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deepseek-cha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deepseek-chat.json</text:p>
          </table:table-cell>
          <table:table-cell office:value-type="string" calcext:value-type="string">
            <text:p>Julio Flórez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deepseek-cha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deepseek-cha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deepseek-cha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0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1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deepseek-chat.json</text:p>
          </table:table-cell>
          <table:table-cell office:value-type="string" calcext:value-type="string">
            <text:p>Concha Ménd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deepseek-chat.json</text:p>
          </table:table-cell>
          <table:table-cell office:value-type="string" calcext:value-type="string">
            <text:p>Leda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deepseek-cha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deepseek-chat.json</text:p>
          </table:table-cell>
          <table:table-cell office:value-type="string" calcext:value-type="string">
            <text:p>Javier Águila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deepseek-cha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deepseek-chat.json</text:p>
          </table:table-cell>
          <table:table-cell office:value-type="string" calcext:value-type="string">
            <text:p>Juan de Me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deepseek-cha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deepseek-cha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gpt-4o-mini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gpt-4o-mini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>
          <table:table-cell office:value-type="string" calcext:value-type="string">
            <text:p>0006_gpt-4o-mini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 office:value-type="string" calcext:value-type="string">
            <text:p>no, and gives no answer</text:p>
          </table:table-cell>
        </table:table-row>
        <table:table-row table:style-name="ro1" table:visibility="filter">
          <table:table-cell office:value-type="string" calcext:value-type="string">
            <text:p>000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gpt-4o-mini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gpt-4o-mini.json</text:p>
          </table:table-cell>
          <table:table-cell office:value-type="string" calcext:value-type="string">
            <text:p>Joaquín María Mach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gpt-4o-mini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gpt-4o-mini.json</text:p>
          </table:table-cell>
          <table:table-cell office:value-type="string" calcext:value-type="string">
            <text:p>Ángeles Alvariñ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gpt-4o-mini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0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1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gpt-4o-mini.json</text:p>
          </table:table-cell>
          <table:table-cell office:value-type="string" calcext:value-type="string">
            <text:p>Joaquín Vargas y Machu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gpt-4o-mini.json</text:p>
          </table:table-cell>
          <table:table-cell office:value-type="string" calcext:value-type="string">
            <text:p>Pablo Ner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gpt-4o-mini.json</text:p>
          </table:table-cell>
          <table:table-cell office:value-type="string" calcext:value-type="string">
            <text:p>Joaquín Antonio Peñalo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gpt-4o-mini.json</text:p>
          </table:table-cell>
          <table:table-cell office:value-type="string" calcext:value-type="string">
            <text:p>José Ángel Bue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gpt-4o-mini.json</text:p>
          </table:table-cell>
          <table:table-cell office:value-type="string" calcext:value-type="string">
            <text:p>José de Echegaray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gpt-4o-mini.json</text:p>
          </table:table-cell>
          <table:table-cell office:value-type="string" calcext:value-type="string">
            <text:p>Joaquín María Machado de Assi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gpt-4o-mini.json</text:p>
          </table:table-cell>
          <table:table-cell office:value-type="string" calcext:value-type="string">
            <text:p>José Corazon de Jesu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gpt-4o-mini.json</text:p>
          </table:table-cell>
          <table:table-cell office:value-type="string" calcext:value-type="string">
            <text:p>Joaquín de la Ve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gpt-4o-mini.json</text:p>
          </table:table-cell>
          <table:table-cell office:value-type="string" calcext:value-type="string">
            <text:p>Claudia Lars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gpt-4o-mini.json</text:p>
          </table:table-cell>
          <table:table-cell office:value-type="string" calcext:value-type="string">
            <text:p>Joaquín García Monge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gemini-20-flash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gemini-20-flash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gemini-20-flash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>
          <table:table-cell office:value-type="string" calcext:value-type="string">
            <text:p>0006_gemini-20-flash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si</text:p>
          </table:table-cell>
        </table:table-row>
        <table:table-row table:style-name="ro1" table:visibility="filter">
          <table:table-cell office:value-type="string" calcext:value-type="string">
            <text:p>0007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gemini-20-flash.json</text:p>
          </table:table-cell>
          <table:table-cell office:value-type="string" calcext:value-type="string">
            <text:p>José Javier Alfa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gemini-20-flash.json</text:p>
          </table:table-cell>
          <table:table-cell office:value-type="string" calcext:value-type="string">
            <text:p>Álvaro Cunquei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gemini-20-flash.json</text:p>
          </table:table-cell>
          <table:table-cell office:value-type="string" calcext:value-type="string">
            <text:p>José María Álvarez de Sotomayor y Flor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gemini-20-flash.json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gemini-20-flash.json</text:p>
          </table:table-cell>
          <table:table-cell office:value-type="string" calcext:value-type="string">
            <text:p>Carlos Edmundo de Ory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gemini-20-flash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gemini-20-flash.json</text:p>
          </table:table-cell>
          <table:table-cell office:value-type="string" calcext:value-type="string">
            <text:p>Juan de Tassis y Peralta, Conde de Villamedian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gemini-20-flash.json</text:p>
          </table:table-cell>
          <table:table-cell office:value-type="string" calcext:value-type="string">
            <text:p>Bartolomé José Gallard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gemini-20-flash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gemini-20-flash.json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gemini-20-flash.json</text:p>
          </table:table-cell>
          <table:table-cell office:value-type="string" calcext:value-type="string">
            <text:p>Francisco de Asís Izquier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gemini-20-flash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gemini-20-flash.json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gemini-20-flash.json</text:p>
          </table:table-cell>
          <table:table-cell office:value-type="string" calcext:value-type="string">
            <text:p>Fray Francisco Lobón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gemini-20-flash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gemini-20-flash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gemini-20-flash.json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gemini-20-flash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gemini-20-flash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gemini-20-flash.json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gemini-20-flash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gemini-20-flash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gemini-20-flash.json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gemini-20-flash.json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gemini-20-flash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gemini-20-flash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gemini-20-flash.json</text:p>
          </table:table-cell>
          <table:table-cell office:value-type="string" calcext:value-type="string">
            <text:p>José María Egure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gemini-20-flash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gemini-20-flash.json</text:p>
          </table:table-cell>
          <table:table-cell office:value-type="string" calcext:value-type="string">
            <text:p>Nicomedes Pastor Díaz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gemini-20-flash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0_gemini-20-flash.json</text:p>
          </table:table-cell>
          <table:table-cell office:value-type="string" calcext:value-type="string">
            <text:p>Ramón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>
          <table:table-cell office:value-type="string" calcext:value-type="string">
            <text:p>0051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 and says has no info</text:p>
          </table:table-cell>
        </table:table-row>
        <table:table-row table:style-name="ro1" table:visibility="filter">
          <table:table-cell office:value-type="string" calcext:value-type="string">
            <text:p>0052_gemini-20-flash.json</text:p>
          </table:table-cell>
          <table:table-cell office:value-type="string" calcext:value-type="string">
            <text:p>Manuel María Flor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>
          <table:table-cell office:value-type="string" calcext:value-type="string">
            <text:p>0054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 and generation not great</text:p>
          </table:table-cell>
        </table:table-row>
        <table:table-row table:style-name="ro1" table:visibility="filter">
          <table:table-cell office:value-type="string" calcext:value-type="string">
            <text:p>0055_gemini-20-flash.json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gemini-20-flash.json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gemini-20-flash.json</text:p>
          </table:table-cell>
          <table:table-cell office:value-type="string" calcext:value-type="string">
            <text:p>Leopoldo María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gemini-20-flash.json</text:p>
          </table:table-cell>
          <table:table-cell office:value-type="string" calcext:value-type="string">
            <text:p>Leopoldo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gemini-20-flash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>
          <table:table-cell office:value-type="string" calcext:value-type="string">
            <text:p>0067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0068_gemini-20-flash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gemini-20-flash.json</text:p>
          </table:table-cell>
          <table:table-cell office:value-type="string" calcext:value-type="string">
            <text:p>Salvador Rue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gemini-20-flash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gemini-20-flash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2_gemini-20-flash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3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gemini-20-flash.json</text:p>
          </table:table-cell>
          <table:table-cell office:value-type="string" calcext:value-type="string">
            <text:p>Íñigo López de Mendoz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gemini-20-flash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gemini-20-flash.json</text:p>
          </table:table-cell>
          <table:table-cell office:value-type="string" calcext:value-type="string">
            <text:p>José María Pemán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gemini-20-flash.json</text:p>
          </table:table-cell>
          <table:table-cell office:value-type="string" calcext:value-type="string">
            <text:p>Manuel José Othón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gemini-20-flash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  <table:table-cell/>
        </table:table-row>
        <table:table-row table:style-name="ro1" table:visibility="filter">
          <table:table-cell office:value-type="string" calcext:value-type="string">
            <text:p>0001_gemini-15-pro.json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2_gemini-15-pro.json</text:p>
          </table:table-cell>
          <table:table-cell office:value-type="string" calcext:value-type="string">
            <text:p>Anónim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3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4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5_gemini-15-pro.json</text:p>
          </table:table-cell>
          <table:table-cell office:value-type="string" calcext:value-type="string">
            <text:p>Francisco Javier Vázquez Fernández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>
          <table:table-cell office:value-type="string" calcext:value-type="string">
            <text:p>0006_gemini-15-pro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office:value-type="string" calcext:value-type="string">
            <text:p>yes</text:p>
          </table:table-cell>
        </table:table-row>
        <table:table-row table:style-name="ro1" table:visibility="filter">
          <table:table-cell office:value-type="string" calcext:value-type="string">
            <text:p>0007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8_gemini-15-pro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09_gemini-15-pro.json</text:p>
          </table:table-cell>
          <table:table-cell office:value-type="string" calcext:value-type="string">
            <text:p>Ramón López Velarde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0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1_gemini-15-pro.json</text:p>
          </table:table-cell>
          <table:table-cell office:value-type="string" calcext:value-type="string">
            <text:p>Felipe Benítez Rey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2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3_gemini-15-pro.json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4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5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6_gemini-15-pro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7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8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19_gemini-15-pro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0_gemini-15-pro.json</text:p>
          </table:table-cell>
          <table:table-cell office:value-type="string" calcext:value-type="string">
            <text:p>Ricardo Alcáza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1_gemini-15-pro.json</text:p>
          </table:table-cell>
          <table:table-cell office:value-type="string" calcext:value-type="string">
            <text:p>Manuel Reina Mont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2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3_gemini-15-pro.json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4_gemini-15-pro.json</text:p>
          </table:table-cell>
          <table:table-cell office:value-type="string" calcext:value-type="string">
            <text:p>Félix María de Samaniego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5_gemini-15-pro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6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7_gemini-15-pro.json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8_gemini-15-pro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29_gemini-15-pro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0_gemini-15-pro.json</text:p>
          </table:table-cell>
          <table:table-cell office:value-type="string" calcext:value-type="string">
            <text:p>Gaspar de Barrionuev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1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2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3_gemini-15-pro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4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5_gemini-15-pro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6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7_gemini-15-pro.json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8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39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0_gemini-15-pro.json</text:p>
          </table:table-cell>
          <table:table-cell office:value-type="string" calcext:value-type="string">
            <text:p>Francisco Luis Bernárde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1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2_gemini-15-pro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3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4_gemini-15-pro.json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5_gemini-15-pro.json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6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8_gemini-15-pro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49_gemini-15-pro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0_gemini-15-pro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2_gemini-15-pro.json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3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4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5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6_gemini-15-pro.json</text:p>
          </table:table-cell>
          <table:table-cell office:value-type="string" calcext:value-type="string">
            <text:p>Carlos Pezoa Véli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8_gemini-15-pro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59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0_gemini-15-pro.json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1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2_gemini-15-pro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3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4_gemini-15-pro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5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6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8_gemini-15-pro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69_gemini-15-pro.json</text:p>
          </table:table-cell>
          <table:table-cell office:value-type="string" calcext:value-type="string">
            <text:p>Baltasar del Alcázar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0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2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3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4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5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6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7_gemini-15-pro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8_gemini-15-pro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79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0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>
          <table:table-cell office:value-type="string" calcext:value-type="string">
            <text:p>0082_gemini-15-pro.json</text:p>
          </table:table-cell>
          <table:table-cell table:number-columns-repeated="2" office:value-type="string" calcext:value-type="string">
            <text:p>José Joaquín Olmed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 office:value-type="string" calcext:value-type="string">
            <text:p>no and metrics not great</text:p>
          </table:table-cell>
        </table:table-row>
        <table:table-row table:style-name="ro1" table:visibility="filter">
          <table:table-cell office:value-type="string" calcext:value-type="string">
            <text:p>0083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4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5_gemini-15-pro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6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7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8_gemini-15-pro.json</text:p>
          </table:table-cell>
          <table:table-cell office:value-type="string" calcext:value-type="string">
            <text:p>Pedro Espinos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89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0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1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2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3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4_gemini-15-pro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5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6_gemini-15-pro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7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8_gemini-15-pro.json</text:p>
          </table:table-cell>
          <table:table-cell office:value-type="string" calcext:value-type="string">
            <text:p>Ventura Ruiz Aguil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099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visibility="filter">
          <table:table-cell office:value-type="string" calcext:value-type="string">
            <text:p>0100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q</text:p>
          </table:table-cell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aude-sonnet</text:p>
          </table:table-cell>
          <table:table-cell office:value-type="string" calcext:value-type="string">
            <text:p>excellent generation, occasional metrical mistake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I801" table:display-filter-buttons="true">
          <table:filter>
            <table:filter-and>
              <table:filter-condition table:data-type="number" table:value="1" table:operator="=" table:field-number="3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22:52:11.345507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3T18:58:36.528620805</meta:creation-date>
    <meta:generator>LibreOffice/25.2.3.2$Linux_X86_64 LibreOffice_project/520$Build-2</meta:generator>
    <dc:date>2025-06-11T23:25:59.979361914</dc:date>
    <meta:editing-duration>PT2H10M14S</meta:editing-duration>
    <meta:editing-cycles>25</meta:editing-cycles>
    <meta:document-statistic meta:table-count="2" meta:cell-count="7242" meta:object-count="0"/>
  </office:meta>
</office:document-meta>
</file>